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86a8" officeooo:paragraph-rsid="001d86a8"/>
    </style:style>
    <style:style style:name="P2" style:family="paragraph" style:parent-style-name="Standard">
      <style:text-properties officeooo:rsid="001d86a8" officeooo:paragraph-rsid="001f1cc1"/>
    </style:style>
    <style:style style:name="P3" style:family="paragraph" style:parent-style-name="Standard">
      <style:text-properties fo:font-size="18pt" fo:font-weight="bold" officeooo:rsid="001d86a8" officeooo:paragraph-rsid="001d86a8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eb279" officeooo:paragraph-rsid="001eb279"/>
    </style:style>
    <style:style style:name="P5" style:family="paragraph" style:parent-style-name="Standard">
      <style:text-properties officeooo:rsid="001f1cc1" officeooo:paragraph-rsid="001f1cc1"/>
    </style:style>
    <style:style style:name="P6" style:family="paragraph" style:parent-style-name="Standard">
      <style:text-properties officeooo:rsid="001fa3cc" officeooo:paragraph-rsid="001fa3cc"/>
    </style:style>
    <style:style style:name="P7" style:family="paragraph" style:parent-style-name="Standard">
      <style:text-properties officeooo:rsid="002121f3" officeooo:paragraph-rsid="002121f3"/>
    </style:style>
    <style:style style:name="P8" style:family="paragraph" style:parent-style-name="Heading_20_1">
      <style:text-properties fo:language="en" fo:country="US" fo:font-style="itali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1b667a"/>
    </style:style>
    <style:style style:name="T5" style:family="text">
      <style:text-properties fo:font-style="italic" fo:font-weight="normal" style:font-weight-asian="normal" style:font-weight-complex="normal"/>
    </style:style>
    <style:style style:name="T6" style:family="text">
      <style:text-properties fo:language="en" fo:country="US" fo:font-style="italic"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officeooo:rsid="001eb279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officeooo:rsid="001f1cc1"/>
    </style:style>
    <style:style style:name="T12" style:family="text">
      <style:text-properties officeooo:rsid="001fa3cc"/>
    </style:style>
    <style:style style:name="T13" style:family="text">
      <style:text-properties officeooo:rsid="0021121a"/>
    </style:style>
    <style:style style:name="T14" style:family="text">
      <style:text-properties officeooo:rsid="0021a0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firstHeading"/><text:span text:style-name="T3">Workflow </text:span><text:span text:style-name="T4">= </text:span><text:span text:style-name="T1">flux de travaux</text:span></text:h>
      <text:p text:style-name="Text_20_body"><text:span text:style-name="T7">est la représentation d'une suite de tâches ou opérations effectuées par une personne, un groupe de personnes, un organisme,  Le terme </text:span><text:span text:style-name="T5">flow</text:span><text:span text:style-name="T7"> (flux) renvoie au passage du produit, du document, de l'information, , d'une étape à l'autre. </text:span></text:p>
      <text:h text:style-name="Heading_20_2" text:outline-level="2">Le Template dans la création de site internet</text:h>
      <text:p text:style-name="Text_20_body">Appliqué à la création de site Internet, un <text:span text:style-name="Strong_20_Emphasis">Template</text:span> ou <text:span text:style-name="Strong_20_Emphasis">thème</text:span> ou encore <text:span text:style-name="Strong_20_Emphasis">modèle graphique</text:span> est un moyen de séparer le contenu rédactionnel (contenu textuel) de la forme (la manière dont il est présenté). Un Template fait donc office de gabarit (modèle) où <text:span text:style-name="Strong_20_Emphasis">seuls certains éléments sont modifiables</text:span> (le contenu texte, les images, les couleurs et le fond).</text:p>
      <text:h text:style-name="P8" text:outline-level="1"><text:bookmark text:name="firstHeading1"/>Plugin</text:h>
      <text:p text:style-name="Standard">En <text:a xlink:type="simple" xlink:href="https://fr.wikipedia.org/wiki/Informatique" text:style-name="Internet_20_link" text:visited-style-name="Visited_20_Internet_20_Link">informatique</text:a>, un <text:span text:style-name="T6">plugin</text:span> ou <text:span text:style-name="T6">plug-in</text:span>, aussi nommé <text:span text:style-name="T1">module d'extension</text:span>, <text:span text:style-name="T1">module externe</text:span>, <text:span text:style-name="T1">greffon</text:span>, <text:span text:style-name="T1">plugiciel</text:span>, ainsi que <text:span text:style-name="T6">add-in</text:span> ou <text:span text:style-name="T6">add-on</text:span> en <text:a xlink:type="simple" xlink:href="https://fr.wikipedia.org/wiki/France" text:style-name="Internet_20_link" text:visited-style-name="Visited_20_Internet_20_Link">France</text:a>, est un <text:a xlink:type="simple" xlink:href="https://fr.wikipedia.org/wiki/Paquet_(logiciel)" text:style-name="Internet_20_link" text:visited-style-name="Visited_20_Internet_20_Link">paquet</text:a> qui complète un <text:a xlink:type="simple" xlink:href="https://fr.wikipedia.org/wiki/Logiciel" text:style-name="Internet_20_link" text:visited-style-name="Visited_20_Internet_20_Link">logiciel</text:a> hôte pour lui apporter de nouvelles fonctionnalités. </text:p>
      <text:p text:style-name="Standard"/>
      <text:p text:style-name="P3">Joomla : <text:span text:style-name="T8">OpenSource, PHP, MySql. FluxRSS, news, version imprimable des pages, blogs, sondages, recherches. Sous licence GNU GPL.</text:span></text:p>
      <text:p text:style-name="P3"><text:span text:style-name="T8">Jumla (swahili) : tous ensemble et en arabe : phrase, en bloc.</text:span></text:p>
      <text:p text:style-name="P3"><text:span text:style-name="T8">Base Mambo août 2005, Awards 2009 arrivé à la 3em place.</text:span></text:p>
      <text:p text:style-name="P3"><text:span text:style-name="T8">Dernière Version : 3.9.13</text:span></text:p>
      <text:p text:style-name="P1"/>
      <text:p text:style-name="P1"><text:span text:style-name="T10">Drupal :</text:span> OpenSouce, PHP, Sous licence GNU. 2000 avec Dries Buytaert : Assembleur rapide de site web <text:span text:style-name="T9">utilisable sur LAMP, WAMP, XAMPP ou MAMP. 500 000 sites utilisés en 2009.</text:span></text:p>
      <text:p text:style-name="P4">2010 : 1 % des sites Internet mondiaux.</text:p>
      <text:p text:style-name="P4">2018 : 3,5 % des sites web mondiaux</text:p>
      <text:p text:style-name="P4">3èm mondial</text:p>
      <text:p text:style-name="P1"/>
      <text:p text:style-name="P1"><text:span text:style-name="T10">Serendipity </text:span>: O<text:span text:style-name="T11">penSource : Moteur de blog en PHP. Se distingue par sa fiabilité, facilité d’utilsation. En anglais. Licence BSD à 3 clauses</text:span></text:p>
      <text:p text:style-name="P5">Version 2.1.2 du 25/03/2018</text:p>
      <text:p text:style-name="P1"/>
      <text:p text:style-name="P2"><text:span text:style-name="T10">Magento </text:span>: <text:span text:style-name="T11">ZEN 2008 : majoritairement détenu par Ebay ms developpement tjs assurer par l’entreprise créatrice américaine Varien. OpenSource CE (Communnity Edition) + Payante EE (Entreprise Edition) avec une assistance technique et hébergement du site web.</text:span></text:p>
      <text:p text:style-name="P2"><text:span text:style-name="T11">E-commerce <text:s/>moyenne et grande envergure. Force : Gestion poussée du catalogue et des règles de prix : panel large de promo, coupon de réduction très cibles...</text:span></text:p>
      <text:p text:style-name="P1"/>
      <text:p text:style-name="P1"><text:span text:style-name="T10">WooCommerce </text:span>: <text:span text:style-name="T11">e-commerce flexible et OpenSource conçue sur WordPress sous forme d’une Extension. Tout ce dont on peut avoir besoin pour un site de e-commerce, panier, calcul taxe, google analytique, mailchimp. Entièrement Personnalisable…</text:span></text:p>
      <text:p text:style-name="P6">Développement à partir de l’API REST et des Webhooks</text:p>
      <text:p text:style-name="P1"/>
      <text:p text:style-name="P1"><text:span text:style-name="T10">PrestaShop </text:span><text:span text:style-name="T12">OpenSource : e-commerce : Licence Open SoftWare 3.0.</text:span></text:p>
      <text:p text:style-name="P6"><text:soft-page-break/>2007 né chez Epitech par 5 étudiants : POS ( phpOpenStore)</text:p>
      <text:p text:style-name="P1"/>
      <text:p text:style-name="P1"><text:span text:style-name="T10">SPIP</text:span> : <text:span text:style-name="T13">fonctionnement collectif, multilinguisme et facile d’emploi. Open Source. Licence GNU/GPL. Pour tt site internet associatif/institutionnel, personnel ou marchand.</text:span></text:p>
      <text:p text:style-name="P7">Né en 2001 à l’initiative du minizéro, collectif défendant le web indépendant et la libre expression sur Internet. Utiliser par dizaine de milliers de sites très div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8:57:18.906800798</meta:creation-date>
    <dc:date>2019-11-21T10:49:44.941733333</dc:date>
    <meta:editing-duration>PT12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435" meta:character-count="2755" meta:non-whitespace-character-count="2340"/>
  </office:meta>
</office:document-meta>
</file>